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4.78mm" svg:y="122.39mm">
            <draw:object draw:notify-on-update-of-ranges="Feuille1.A23:Feuille1.A23 Feuille1.A24:Feuille1.A26 Feuille1.F23:Feuille1.F23 Feuille1.F24:Feuille1.F26 Feuille1.E23:Feuille1.E23 Feuille1.E24:Feuille1.E26 Feuille1.D23:Feuille1.D23 Feuille1.D24:Feuille1.D26 Feuille1.C23:Feuille1.C23 Feuille1.C24:Feuille1.C26 Feuille1.B23:Feuille1.B23 Feuille1.B24:Feuille1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74.98mm" svg:y="122.39mm">
            <draw:object draw:notify-on-update-of-ranges="Feuille1.I23:Feuille1.I23 Feuille1.I24:Feuille1.I26 Feuille1.J23:Feuille1.J23 Feuille1.J24:Feuille1.J26 Feuille1.K23:Feuille1.K23 Feuille1.K24:Feuille1.K26 Feuille1.L23:Feuille1.L23 Feuille1.L24:Feuille1.L26 Feuille1.M23:Feuille1.M23 Feuille1.M24:Feuille1.M26 Feuille1.N23:Feuille1.N23 Feuille1.N24:Feuille1.N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reeze msec</text:p>
          </table:table-cell>
          <table:table-cell office:value-type="string" calcext:value-type="string">
            <text:p>Intervalle msec</text:p>
          </table:table-cell>
          <table:table-cell office:value-type="string" calcext:value-type="string">
            <text:p>Sum(freeze)</text:p>
          </table:table-cell>
          <table:table-cell office:value-type="string" calcext:value-type="string">
            <text:p>Sum(x)</text:p>
          </table:table-cell>
          <table:table-cell office:value-type="string" calcext:value-type="string">
            <text:p>N(x)</text:p>
          </table:table-cell>
          <table:table-cell office:value-type="string" calcext:value-type="string">
            <text:p>m(x)</text:p>
          </table:table-cell>
          <table:table-cell office:value-type="string" calcext:value-type="string">
            <text:p>M(x)</text:p>
          </table:table-cell>
          <table:table-cell office:value-type="string" calcext:value-type="string">
            <text:p>S(x²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 000</text:p>
          </table:table-cell>
          <table:table-cell/>
          <table:table-cell office:value-type="float" office:value="1000" calcext:value-type="float">
            <text:p>1 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000000" calcext:value-type="float">
            <text:p>3 000 0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 000</text:p>
          </table:table-cell>
          <table:table-cell table:formula="of:=5000/[.B5]*[.A5]" office:value-type="float" office:value="10" calcext:value-type="float">
            <text:p>10</text:p>
          </table:table-cell>
          <table:table-cell office:value-type="float" office:value="16000" calcext:value-type="float">
            <text:p>16 00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 000</text:p>
          </table:table-cell>
          <table:table-cell office:value-type="float" office:value="100000000" calcext:value-type="float">
            <text:p>100 000 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 000</text:p>
          </table:table-cell>
          <table:table-cell table:formula="of:=5000/[.B6]*[.A6]" office:value-type="float" office:value="25" calcext:value-type="float">
            <text:p>25</text:p>
          </table:table-cell>
          <table:table-cell office:value-type="float" office:value="27000" calcext:value-type="float">
            <text:p>27 0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 000</text:p>
          </table:table-cell>
          <table:table-cell office:value-type="float" office:value="200000000" calcext:value-type="float">
            <text:p>200 000 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 000</text:p>
          </table:table-cell>
          <table:table-cell table:formula="of:=5000/[.B7]*[.A7]" office:value-type="float" office:value="50" calcext:value-type="float">
            <text:p>50</text:p>
          </table:table-cell>
          <table:table-cell office:value-type="float" office:value="50000" calcext:value-type="float">
            <text:p>50 0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 000</text:p>
          </table:table-cell>
          <table:table-cell office:value-type="float" office:value="490000000" calcext:value-type="float">
            <text:p>490 000 0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5000/[.B8]*[.A8]" office:value-type="float" office:value="100" calcext:value-type="float">
            <text:p>100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 000</text:p>
          </table:table-cell>
          <table:table-cell office:value-type="float" office:value="900000000" calcext:value-type="float">
            <text:p>900 000 0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 000</text:p>
          </table:table-cell>
          <table:table-cell table:formula="of:=5000/[.B10]*[.A10]" office:value-type="float" office:value="50" calcext:value-type="float">
            <text:p>50</text:p>
          </table:table-cell>
          <table:table-cell office:value-type="float" office:value="50000" calcext:value-type="float">
            <text:p>50 0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 000</text:p>
          </table:table-cell>
          <table:table-cell office:value-type="float" office:value="2450000000" calcext:value-type="float">
            <text:p>2 450 000 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 000</text:p>
          </table:table-cell>
          <table:table-cell table:formula="of:=5000/[.B11]*[.A11]" office:value-type="float" office:value="125" calcext:value-type="float">
            <text:p>125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 000</text:p>
          </table:table-cell>
          <table:table-cell office:value-type="float" office:value="5600000000" calcext:value-type="float">
            <text:p>5 600 000 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 000</text:p>
          </table:table-cell>
          <table:table-cell table:formula="of:=5000/[.B12]*[.A12]" office:value-type="float" office:value="250" calcext:value-type="float">
            <text:p>250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000" calcext:value-type="float">
            <text:p>50 000</text:p>
          </table:table-cell>
          <table:table-cell office:value-type="float" office:value="12000000000" calcext:value-type="float">
            <text:p>12 000 000 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formula="of:=5000/[.B13]*[.A13]" office:value-type="float" office:value="500" calcext:value-type="float">
            <text:p>500</text:p>
          </table:table-cell>
          <table:table-cell office:value-type="float" office:value="450000" calcext:value-type="float">
            <text:p>450 0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 000</text:p>
          </table:table-cell>
          <table:table-cell office:value-type="float" office:value="22000000000" calcext:value-type="float">
            <text:p>22 000 000 00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formula="of:=5000/[.B14]*[.A14]" office:value-type="float" office:value="1000" calcext:value-type="float">
            <text:p>1 000</text:p>
          </table:table-cell>
          <table:table-cell office:value-type="float" office:value="800000" calcext:value-type="float">
            <text:p>800 00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0000" calcext:value-type="float">
            <text:p>50 000</text:p>
          </table:table-cell>
          <table:table-cell office:value-type="float" office:value="42000000000" calcext:value-type="float">
            <text:p>42 000 000 0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 000</text:p>
          </table:table-cell>
          <table:table-cell table:formula="of:=5000/[.B16]*[.A16]" office:value-type="float" office:value="200" calcext:value-type="float">
            <text:p>200</text:p>
          </table:table-cell>
          <table:table-cell office:value-type="float" office:value="200000" calcext:value-type="float">
            <text:p>200 0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00000" calcext:value-type="float">
            <text:p>200 000</text:p>
          </table:table-cell>
          <table:table-cell office:value-type="float" office:value="40000000000" calcext:value-type="float">
            <text:p>40 000 000 0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 000</text:p>
          </table:table-cell>
          <table:table-cell table:formula="of:=5000/[.B17]*[.A17]" office:value-type="float" office:value="500" calcext:value-type="float">
            <text:p>500</text:p>
          </table:table-cell>
          <table:table-cell office:value-type="float" office:value="400000" calcext:value-type="float">
            <text:p>400 0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00000" calcext:value-type="float">
            <text:p>200 000</text:p>
          </table:table-cell>
          <table:table-cell office:value-type="float" office:value="90000000000" calcext:value-type="float">
            <text:p>90 000 000 0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 000</text:p>
          </table:table-cell>
          <table:table-cell table:formula="of:=5000/[.B18]*[.A18]" office:value-type="float" office:value="1000" calcext:value-type="float">
            <text:p>1 000</text:p>
          </table:table-cell>
          <table:table-cell office:value-type="float" office:value="800000" calcext:value-type="float">
            <text:p>800 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0000" calcext:value-type="float">
            <text:p>200 000</text:p>
          </table:table-cell>
          <table:table-cell office:value-type="float" office:value="170000000000" calcext:value-type="float">
            <text:p>170 000 000 0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formula="of:=5000/[.B19]*[.A19]" office:value-type="float" office:value="2000" calcext:value-type="float">
            <text:p>2 000</text:p>
          </table:table-cell>
          <table:table-cell office:value-type="float" office:value="1400000" calcext:value-type="float">
            <text:p>1 400 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0000" calcext:value-type="float">
            <text:p>200 000</text:p>
          </table:table-cell>
          <table:table-cell office:value-type="float" office:value="281000000000" calcext:value-type="float">
            <text:p>281 000 000 00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5000/[.B20]*[.A20]" office:value-type="float" office:value="4000" calcext:value-type="float">
            <text:p>4 000</text:p>
          </table:table-cell>
          <table:table-cell office:value-type="float" office:value="2200000" calcext:value-type="float">
            <text:p>2 200 00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00000" calcext:value-type="float">
            <text:p>200 000</text:p>
          </table:table-cell>
          <table:table-cell office:value-type="float" office:value="440000000000" calcext:value-type="float">
            <text:p>440 000 000 0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 000</text:p>
          </table:table-cell>
          <table:table-cell office:value-type="float" office:value="2000" calcext:value-type="float">
            <text:p>2 000</text:p>
          </table:table-cell>
          <table:table-cell office:value-type="float" office:value="5000" calcext:value-type="float">
            <text:p>5 000</text:p>
          </table:table-cell>
          <table:table-cell table:number-columns-repeated="2"/>
          <table:table-cell office:value-type="string" calcext:value-type="string">
            <text:p>MaxCPU/tick</text:p>
          </table:table-cell>
          <table:table-cell table:style-name="ce1" office:value-type="float" office:value="5000" calcext:value-type="float">
            <text:p>5 000</text:p>
          </table:table-cell>
          <table:table-cell table:style-name="ce1" office:value-type="float" office:value="2000" calcext:value-type="float">
            <text:p>2 000</text:p>
          </table:table-cell>
          <table:table-cell table:style-name="ce1" office:value-type="float" office:value="1000" calcext:value-type="float">
            <text:p>1 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0000" calcext:value-type="float">
            <text:p>100 000</text:p>
          </table:table-cell>
          <table:table-cell office:value-type="float" office:value="50000" calcext:value-type="float">
            <text:p>50 000</text:p>
          </table:table-cell>
          <table:table-cell office:value-type="float" office:value="27000" calcext:value-type="float">
            <text:p>27 000</text:p>
          </table:table-cell>
          <table:table-cell office:value-type="float" office:value="16000" calcext:value-type="float">
            <text:p>16 000</text:p>
          </table:table-cell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0000" calcext:value-type="float">
            <text:p>800 000</text:p>
          </table:table-cell>
          <table:table-cell office:value-type="float" office:value="450000" calcext:value-type="float">
            <text:p>450 000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50000" calcext:value-type="float">
            <text:p>50 000</text:p>
          </table:table-cell>
          <table:table-cell table:number-columns-repeated="2"/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00000" calcext:value-type="float">
            <text:p>2 200 000</text:p>
          </table:table-cell>
          <table:table-cell office:value-type="float" office:value="1400000" calcext:value-type="float">
            <text:p>1 400 000</text:p>
          </table:table-cell>
          <table:table-cell office:value-type="float" office:value="800000" calcext:value-type="float">
            <text:p>800 000</text:p>
          </table:table-cell>
          <table:table-cell office:value-type="float" office:value="400000" calcext:value-type="float">
            <text:p>400 000</text:p>
          </table:table-cell>
          <table:table-cell office:value-type="float" office:value="200000" calcext:value-type="float">
            <text:p>200 000</text:p>
          </table:table-cell>
          <table:table-cell table:number-columns-repeated="2"/>
          <table:table-cell table:number-columns-repeated="6" office:value-type="float" office:value="200" calcext:value-type="float">
            <text:p>200</text:p>
          </table:table-cell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8:22:00.182914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7:53:45.120251657</meta:creation-date>
    <dc:date>2019-04-12T18:48:46.935861646</dc:date>
    <meta:editing-duration>PT33M9S</meta:editing-duration>
    <meta:editing-cycles>7</meta:editing-cycles>
    <meta:generator>LibreOffice/6.0.7.3$Linux_X86_64 LibreOffice_project/00m0$Build-3</meta:generator>
    <meta:document-statistic meta:table-count="1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Feuille1.I23:Feuille1.N26" chart:data-source-has-labels="both" svg:x="0.32cm" svg:y="0.18cm" svg:width="15.36cm" svg:height="8.64cm" dr3d:transform="matrix (0.64212384518309 -0.146402117125775 -0.75249145347198 0.142550984899173 0.987277908236431 -0.0704382609990668 0.75323049868653 -0.0620383108199099 0.65482445268869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27cm" svg:y="0.39cm" svg:width="14.553cm" svg:height="7.7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Feuille1.I24:Feuille1.I2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Feuille1.J24:Feuille1.J26" chart:label-cell-address="Feuille1.J23:Feuille1.J23" chart:class="chart:bar">
            <chart:data-point chart:repeated="3"/>
          </chart:series>
          <chart:series chart:style-name="ch7" chart:values-cell-range-address="Feuille1.K24:Feuille1.K26" chart:label-cell-address="Feuille1.K23:Feuille1.K23" chart:class="chart:bar">
            <chart:data-point chart:repeated="3"/>
          </chart:series>
          <chart:series chart:style-name="ch8" chart:values-cell-range-address="Feuille1.L24:Feuille1.L26" chart:label-cell-address="Feuille1.L23:Feuille1.L23" chart:class="chart:bar">
            <chart:data-point chart:repeated="3"/>
          </chart:series>
          <chart:series chart:style-name="ch9" chart:values-cell-range-address="Feuille1.M24:Feuille1.M26" chart:label-cell-address="Feuille1.M23:Feuille1.M23" chart:class="chart:bar">
            <chart:data-point chart:repeated="3"/>
          </chart:series>
          <chart:series chart:style-name="ch10" chart:values-cell-range-address="Feuille1.N24:Feuille1.N26" chart:label-cell-address="Feuille1.N23:Feuille1.N2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 000</text:p>
                <draw:g>
                  <svg:desc>Feuille1.J23:Feuille1.J23</svg:desc>
                </draw:g>
              </table:table-cell>
              <table:table-cell office:value-type="string">
                <text:p>2 000</text:p>
                <draw:g>
                  <svg:desc>Feuille1.K23:Feuille1.K23</svg:desc>
                </draw:g>
              </table:table-cell>
              <table:table-cell office:value-type="string">
                <text:p>1 000</text:p>
                <draw:g>
                  <svg:desc>Feuille1.L23:Feuille1.L23</svg:desc>
                </draw:g>
              </table:table-cell>
              <table:table-cell office:value-type="string">
                <text:p>500</text:p>
                <draw:g>
                  <svg:desc>Feuille1.M23:Feuille1.M23</svg:desc>
                </draw:g>
              </table:table-cell>
              <table:table-cell office:value-type="string">
                <text:p>250</text:p>
                <draw:g>
                  <svg:desc>Feuille1.N23:Feuille1.N2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I24:Feuille1.I26</svg:desc>
                </draw:g>
              </table:table-cell>
              <table:table-cell office:value-type="float" office:value="10">
                <text:p>10</text:p>
                <draw:g>
                  <svg:desc>Feuille1.J24:Feuille1.J26</svg:desc>
                </draw:g>
              </table:table-cell>
              <table:table-cell office:value-type="float" office:value="10">
                <text:p>10</text:p>
                <draw:g>
                  <svg:desc>Feuille1.K24:Feuille1.K26</svg:desc>
                </draw:g>
              </table:table-cell>
              <table:table-cell office:value-type="float" office:value="10">
                <text:p>10</text:p>
                <draw:g>
                  <svg:desc>Feuille1.L24:Feuille1.L26</svg:desc>
                </draw:g>
              </table:table-cell>
              <table:table-cell office:value-type="float" office:value="10">
                <text:p>10</text:p>
                <draw:g>
                  <svg:desc>Feuille1.M24:Feuille1.M26</svg:desc>
                </draw:g>
              </table:table-cell>
              <table:table-cell office:value-type="float" office:value="NaN">
                <text:p>NaN</text:p>
                <draw:g>
                  <svg:desc>Feuille1.N24:Feuille1.N2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treat-empty-cells="leave-gap" chart:right-angled-axes="true"/>
    </style:style>
    <style:style style:name="ch3" style:family="chart" style:data-style-name="N3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4 3 2 1 0" chart:style-name="ch1">
        <chart:plot-area chart:style-name="ch2" table:cell-range-address="Feuille1.A23:Feuille1.F26" chart:data-source-has-labels="both" svg:x="1.159cm" svg:y="0.025cm" svg:width="14.236cm" svg:height="8.886cm" dr3d:transform="matrix (0.645079580426286 -0.145927442486702 -0.750051675850629 0.195408058179594 0.980459403626669 -0.0226946830450909 0.738706995848507 -0.131926264895687 0.66098973888793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103cm" svg:y="0.179cm" svg:width="12.292cm" svg:height="8.13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6.595cm" svg:y="8.438cm" chart:style-name="ch4">
              <text:p>msec(freeze)</text:p>
            </chart:title>
            <chart:categories table:cell-range-address="Feuille1.A24:Feuille1.A26"/>
          </chart:axis>
          <chart:axis chart:dimension="y" chart:name="primary-y" chart:style-name="ch5">
            <chart:title svg:x="0.279cm" svg:y="5.041cm" chart:style-name="ch6">
              <text:p>Sum(x)</text:p>
            </chart:title>
            <chart:grid chart:style-name="ch7" chart:class="major"/>
          </chart:axis>
          <chart:axis chart:dimension="z" chart:name="primary-z" chart:style-name="ch8">
            <chart:title svg:x="0.976cm" svg:y="6.537cm" chart:style-name="ch4">
              <text:p>msec entre freeze</text:p>
            </chart:title>
          </chart:axis>
          <chart:series chart:style-name="ch9" chart:values-cell-range-address="Feuille1.F24:Feuille1.F26" chart:label-cell-address="Feuille1.F23:Feuille1.F23" chart:class="chart:bar">
            <chart:data-point chart:repeated="3"/>
          </chart:series>
          <chart:series chart:style-name="ch10" chart:values-cell-range-address="Feuille1.E24:Feuille1.E26" chart:label-cell-address="Feuille1.E23:Feuille1.E23" chart:class="chart:bar">
            <chart:data-point chart:repeated="3"/>
          </chart:series>
          <chart:series chart:style-name="ch11" chart:values-cell-range-address="Feuille1.D24:Feuille1.D26" chart:label-cell-address="Feuille1.D23:Feuille1.D23" chart:class="chart:bar">
            <chart:data-point chart:repeated="3"/>
          </chart:series>
          <chart:series chart:style-name="ch12" chart:values-cell-range-address="Feuille1.C24:Feuille1.C26" chart:label-cell-address="Feuille1.C23:Feuille1.C23" chart:class="chart:bar">
            <chart:data-point chart:repeated="3"/>
          </chart:series>
          <chart:series chart:style-name="ch13" chart:values-cell-range-address="Feuille1.B24:Feuille1.B26" chart:label-cell-address="Feuille1.B23:Feuille1.B2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 000</text:p>
                <draw:g>
                  <svg:desc>Feuille1.F23:Feuille1.F23</svg:desc>
                </draw:g>
              </table:table-cell>
              <table:table-cell office:value-type="string">
                <text:p>2 000</text:p>
                <draw:g>
                  <svg:desc>Feuille1.E23:Feuille1.E23</svg:desc>
                </draw:g>
              </table:table-cell>
              <table:table-cell office:value-type="string">
                <text:p>1 000</text:p>
                <draw:g>
                  <svg:desc>Feuille1.D23:Feuille1.D23</svg:desc>
                </draw:g>
              </table:table-cell>
              <table:table-cell office:value-type="string">
                <text:p>500</text:p>
                <draw:g>
                  <svg:desc>Feuille1.C23:Feuille1.C23</svg:desc>
                </draw:g>
              </table:table-cell>
              <table:table-cell office:value-type="string">
                <text:p>250</text:p>
                <draw:g>
                  <svg:desc>Feuille1.B23:Feuille1.B2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A24:Feuille1.A26</svg:desc>
                </draw:g>
              </table:table-cell>
              <table:table-cell office:value-type="float" office:value="16000">
                <text:p>16000</text:p>
                <draw:g>
                  <svg:desc>Feuille1.F24:Feuille1.F26</svg:desc>
                </draw:g>
              </table:table-cell>
              <table:table-cell office:value-type="float" office:value="27000">
                <text:p>27000</text:p>
                <draw:g>
                  <svg:desc>Feuille1.E24:Feuille1.E26</svg:desc>
                </draw:g>
              </table:table-cell>
              <table:table-cell office:value-type="float" office:value="50000">
                <text:p>50000</text:p>
                <draw:g>
                  <svg:desc>Feuille1.D24:Feuille1.D26</svg:desc>
                </draw:g>
              </table:table-cell>
              <table:table-cell office:value-type="float" office:value="100000">
                <text:p>100000</text:p>
                <draw:g>
                  <svg:desc>Feuille1.C24:Feuille1.C26</svg:desc>
                </draw:g>
              </table:table-cell>
              <table:table-cell office:value-type="float" office:value="NaN">
                <text:p>NaN</text:p>
                <draw:g>
                  <svg:desc>Feuille1.B24:Feuille1.B2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000">
                <text:p>50000</text:p>
              </table:table-cell>
              <table:table-cell office:value-type="float" office:value="120000">
                <text:p>120000</text:p>
              </table:table-cell>
              <table:table-cell office:value-type="float" office:value="250000">
                <text:p>250000</text:p>
              </table:table-cell>
              <table:table-cell office:value-type="float" office:value="450000">
                <text:p>45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400000">
                <text:p>1400000</text:p>
              </table:table-cell>
              <table:table-cell office:value-type="float" office:value="2200000">
                <text:p>22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